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3pt" fo:font-weight="normal" style:font-size-asian="11.3500003814697pt" style:font-weight-asian="normal" style:font-size-complex="13pt" style:font-weight-complex="normal"/>
    </style:style>
    <style:style style:name="P3" style:family="paragraph" style:parent-style-name="Standard">
      <style:text-properties fo:font-size="13pt" fo:font-weight="bold" style:font-size-asian="11.3500003814697pt" style:font-weight-asian="bold" style:font-size-complex="13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Heading_20_5">
      <style:text-properties fo:font-size="13pt" fo:font-weight="normal" style:font-size-asian="13pt" style:font-weight-asian="normal" style:font-size-complex="13pt" style:font-weight-complex="normal"/>
    </style:style>
    <style:style style:name="P6" style:family="paragraph" style:parent-style-name="Standard" style:list-style-name="L1">
      <style:text-properties fo:font-size="13pt" fo:font-weight="normal" style:font-size-asian="11.3500003814697pt" style:font-weight-asian="normal" style:font-size-complex="13pt" style:font-weight-complex="normal"/>
    </style:style>
    <style:style style:name="P7" style:family="paragraph" style:parent-style-name="Standard" style:list-style-name="L2">
      <style:text-properties fo:font-size="13pt" fo:font-weight="normal" style:font-size-asian="11.3500003814697pt" style:font-weight-asian="normal" style:font-size-complex="13pt" style:font-weight-complex="normal"/>
    </style:style>
    <style:style style:name="P8" style:family="paragraph" style:parent-style-name="Standard" style:list-style-name="L3">
      <style:text-properties fo:font-size="13pt" fo:font-weight="normal" style:font-size-asian="11.3500003814697pt" style:font-weight-asian="normal" style:font-size-complex="13pt"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ize="13pt" fo:font-weight="bold" style:font-size-asian="11.3500003814697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ruckHub Registry</text:p>
      <text:p text:style-name="P1"/>
      <text:p text:style-name="P4">Project Description</text:p>
      <text:p text:style-name="P4"/>
      <text:p text:style-name="P2">We are developing the software infrastructure for a global collection of publicly available TrackHubs, called the TrackHub Registry.</text:p>
      <text:p text:style-name="P2"/>
      <text:list xml:id="list11145772081" text:style-name="L1">
        <text:list-item>
          <text:p text:style-name="P6">The registry is a repository of data which describes metadata and configuraton properties of remote data hubs and their associated data tracks produced by others; it is not a repository of their track data and data hubs;</text:p>
        </text:list-item>
        <text:list-item>
          <text:p text:style-name="P6">External track producers register with the system and publish their remote data hubs on the registry, so these can be globally advertised to the scientific community;</text:p>
        </text:list-item>
        <text:list-item>
          <text:p text:style-name="P6">Users explore and search data sources published to the catalogue, and find those relevant for their research.</text:p>
        </text:list-item>
        <text:list-item>
          <text:p text:style-name="P6">The registry provides quick and relevant search results to the users.</text:p>
        </text:list-item>
      </text:list>
      <text:p text:style-name="P2"/>
      <text:p text:style-name="P4">Assumptions</text:p>
      <text:list xml:id="list1703229263" text:style-name="L2">
        <text:list-item>
          <text:p text:style-name="P7">The registry provides web services for external track providers to publish their hubs and control published content; Web services allows programmatic interaction with the registry which can be automated from the client side;</text:p>
        </text:list-item>
        <text:list-item>
          <text:p text:style-name="P7">We expect to use JSON as a data structure interchange format to describe data hubs. It's easy to understand and to parse by humans (for creating and submitting data hubs descriptions) and machines (to parse and validate the submitted data). JSON data can be validated against a schema;</text:p>
        </text:list-item>
        <text:list-item>
          <text:p text:style-name="P7">The search of data hubs is supported by a web interface;</text:p>
        </text:list-item>
        <text:list-item>
          <text:p text:style-name="P7">We do not expect a significant large number of data hubs to be published (on the order of a thousand), but the published data can have a significant size.</text:p>
        </text:list-item>
      </text:list>
      <text:p text:style-name="P2"/>
      <text:p text:style-name="P4">Risk Factors</text:p>
      <text:p text:style-name="P3"/>
      <text:list xml:id="list722049818" text:style-name="L3">
        <text:list-item>
          <text:p text:style-name="P8">Data hub and track search has to be easy for people to understand and use;</text:p>
        </text:list-item>
        <text:list-item>
          <text:p text:style-name="P8">How to we handle storage crashing?</text:p>
        </text:list-item>
        <text:list-item>
          <text:p text:style-name="P8">How to we handle unavailability of a published data hub?</text:p>
        </text:list-item>
        <text:list-item>
          <text:p text:style-name="P8">The number of simultaneous users may be high;</text:p>
        </text:list-item>
        <text:list-item>
          <text:p text:style-name="P8">The system depends on many technologies which are difficult to maintain and integrate together.</text:p>
        </text:list-item>
      </text:list>
      <text:p text:style-name="P3"/>
      <text:p text:style-name="P3"/>
      <text:p text:style-name="P3"/>
      <text:p text:style-name="P3"/>
      <text:p text:style-name="P3"/>
      <text:p text:style-name="P3"/>
      <text:p text:style-name="P3"><text:soft-page-break/></text:p>
      <text:p text:style-name="P3"/>
      <text:p text:style-name="P3">TrackHub JSON schema</text:p>
      <text:p text:style-name="P3"/>
      <text:p text:style-name="P3">draft v01</text:p>
      <text:p text:style-name="P2">Represents the properties of a UCSC TrackHub. This is an attempt to model in JSON the display and configuration properties of the UCSC trackhub specification. Hierarchical (i.e. super, composite, aggregate) tracks are included. Subgroups but not views are modelled in composite tracks.</text:p>
      <text:p text:style-name="P2"/>
      <text:p text:style-name="P3">draft v02</text:p>
      <text:p text:style-name="P2">Attempt to separate the data/metadata definition from the presentation layer. This has been expressed as a desirable goal by David Bujold and his team of the IHEC (International Human Epigenomics Consortiu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Search TrackHubs</text:p>
      <text:p text:style-name="P2">Representations of truckhubs in JSON are indexed and searched using Solr.</text:p>
      <text:p text:style-name="P2"/>
      <text:p text:style-name="P3">Pb.</text:p>
      <text:p text:style-name="Standard"><text:span text:style-name="T3">Solr requires a flat, denormalized document. A</text:span> <text:span text:style-name="T1">document</text:span><text:bookmark text:name="in which"/> is a self-contained collection of fields, in which each field only holds data and doesn’t contain nested fields. In other words, a document in a search engine like Solr has a flat structure and doesn’t depend on other documents. The flat concept is slightly relaxed in Solr, in that a field can have multiple values, but fields don’t contain subfields. You can store multiple values in a single field, but <text:span text:style-name="T2">you can’t nest fields inside of other fields</text:span>. </text:p>
      <text:p text:style-name="Standard"/>
      <text:h text:style-name="P5" text:outline-level="5"><text:bookmark text:name="ch01lev3sec15"/>A solution could be the Result grouping/field collapsing feature of Solr</text:h>
      <text:p text:style-name="Text_20_body"><text:bookmark text:name="denormalized document"/>Although Solr requires a flat, denormalized document, Solr allows you to treat multiple documents as a group based on some common property shared by all documents in the group. Result grouping, also referred to as field collapsing, allows you to return unique groups instead of individual documents in the results. </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roid Sans Fallback"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andro </meta:initial-creator>
    <meta:creation-date>2014-08-12T10:05:54</meta:creation-date>
    <dc:date>2014-09-10T14:39:55</dc:date>
    <dc:creator>Alessandro </dc:creator>
    <meta:editing-duration>PT5H35M16S</meta:editing-duration>
    <meta:editing-cycles>16</meta:editing-cycles>
    <meta:generator>LibreOffice/3.5$Linux_X86_64 LibreOffice_project/350m1$Build-2</meta:generator>
    <meta:document-statistic meta:table-count="0" meta:image-count="0" meta:object-count="0" meta:page-count="3" meta:paragraph-count="29" meta:word-count="545" meta:character-count="3313" meta:non-whitespace-character-count="2808"/>
  </office:meta>
</office:document-meta>
</file>